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style:text-underline-style="none" officeooo:rsid="00081ee6" officeooo:paragraph-rsid="00081ee6"/>
    </style:style>
    <style:style style:name="P2" style:family="paragraph" style:parent-style-name="Standard">
      <style:text-properties style:text-underline-style="none" fo:font-weight="bold" officeooo:rsid="00081ee6" officeooo:paragraph-rsid="00081ee6" style:font-weight-asian="bold" style:font-weight-complex="bold"/>
    </style:style>
    <style:style style:name="P3" style:family="paragraph" style:parent-style-name="Standard">
      <style:text-properties style:text-underline-style="none" fo:font-weight="bold" officeooo:rsid="00097827" officeooo:paragraph-rsid="00097827" style:font-weight-asian="bold" style:font-weight-complex="bold"/>
    </style:style>
    <style:style style:name="P4" style:family="paragraph" style:parent-style-name="Standard">
      <style:text-properties style:text-underline-style="none" fo:font-weight="bold" officeooo:rsid="0012372a" officeooo:paragraph-rsid="0016b7f5" style:font-weight-asian="bold" style:font-weight-complex="bold"/>
    </style:style>
    <style:style style:name="P5" style:family="paragraph" style:parent-style-name="Standard">
      <style:text-properties style:text-underline-style="none" fo:font-weight="bold" officeooo:rsid="001338bc" officeooo:paragraph-rsid="001338bc" style:font-weight-asian="bold" style:font-weight-complex="bold"/>
    </style:style>
    <style:style style:name="P6" style:family="paragraph" style:parent-style-name="Standard">
      <style:text-properties style:text-underline-style="none" fo:font-weight="bold" officeooo:rsid="00184e38" officeooo:paragraph-rsid="00184e38" style:font-weight-asian="bold" style:font-weight-complex="bold"/>
    </style:style>
    <style:style style:name="P7" style:family="paragraph" style:parent-style-name="Standard">
      <style:text-properties style:text-underline-style="none" fo:font-weight="bold" officeooo:rsid="001b5bc0" officeooo:paragraph-rsid="001b5bc0" style:font-weight-asian="bold" style:font-weight-complex="bold"/>
    </style:style>
    <style:style style:name="P8" style:family="paragraph" style:parent-style-name="Standard">
      <style:text-properties style:text-underline-style="none" fo:font-weight="bold" officeooo:rsid="001b5bc0" officeooo:paragraph-rsid="00222c66" style:font-weight-asian="bold" style:font-weight-complex="bold"/>
    </style:style>
    <style:style style:name="P9" style:family="paragraph" style:parent-style-name="Standard">
      <style:text-properties style:text-underline-style="none" fo:font-weight="bold" officeooo:rsid="001fd0af" officeooo:paragraph-rsid="001fd0af" style:font-weight-asian="bold" style:font-weight-complex="bold"/>
    </style:style>
    <style:style style:name="P10" style:family="paragraph" style:parent-style-name="Standard">
      <style:text-properties style:text-underline-style="none" fo:font-weight="bold" officeooo:rsid="0022d4ad" officeooo:paragraph-rsid="0022d4ad" style:font-weight-asian="bold" style:font-weight-complex="bold"/>
    </style:style>
    <style:style style:name="P11" style:family="paragraph" style:parent-style-name="Standard">
      <style:text-properties style:text-underline-style="none" fo:font-weight="bold" officeooo:rsid="0022d4ad" officeooo:paragraph-rsid="0028f735" style:font-weight-asian="bold" style:font-weight-complex="bold"/>
    </style:style>
    <style:style style:name="P12" style:family="paragraph" style:parent-style-name="Standard">
      <style:text-properties style:text-underline-style="none" fo:font-weight="bold" officeooo:rsid="0022d4ad" officeooo:paragraph-rsid="002ac14a" style:font-weight-asian="bold" style:font-weight-complex="bold"/>
    </style:style>
    <style:style style:name="P13" style:family="paragraph" style:parent-style-name="Standard">
      <style:text-properties style:text-underline-style="none" fo:font-weight="bold" officeooo:rsid="0022d4ad" officeooo:paragraph-rsid="0039f29b" style:font-weight-asian="bold" style:font-weight-complex="bold"/>
    </style:style>
    <style:style style:name="P14" style:family="paragraph" style:parent-style-name="Standard">
      <style:text-properties style:text-underline-style="none" fo:font-weight="bold" officeooo:rsid="0022d4ad" officeooo:paragraph-rsid="0041aa84" style:font-weight-asian="bold" style:font-weight-complex="bold"/>
    </style:style>
    <style:style style:name="P15" style:family="paragraph" style:parent-style-name="Standard">
      <style:text-properties style:text-underline-style="none" fo:font-weight="bold" officeooo:rsid="0022d4ad" officeooo:paragraph-rsid="0044c6e9" style:font-weight-asian="bold" style:font-weight-complex="bold"/>
    </style:style>
    <style:style style:name="P16" style:family="paragraph" style:parent-style-name="Standard">
      <style:text-properties style:text-underline-style="none" fo:font-weight="bold" officeooo:rsid="001469fa" officeooo:paragraph-rsid="001469fa" style:font-weight-asian="bold" style:font-weight-complex="bold"/>
    </style:style>
    <style:style style:name="P17" style:family="paragraph" style:parent-style-name="Standard">
      <style:text-properties style:text-underline-style="none" fo:font-weight="bold" officeooo:rsid="003c0524" officeooo:paragraph-rsid="003e006b" style:font-weight-asian="bold" style:font-weight-complex="bold"/>
    </style:style>
    <style:style style:name="P18" style:family="paragraph" style:parent-style-name="Standard">
      <style:text-properties style:text-underline-style="none" fo:font-weight="bold" officeooo:rsid="004d84c2" officeooo:paragraph-rsid="004d84c2" style:font-weight-asian="bold" style:font-weight-complex="bold"/>
    </style:style>
    <style:style style:name="P19" style:family="paragraph" style:parent-style-name="Standard">
      <style:text-properties style:text-underline-style="none" fo:font-weight="bold" officeooo:rsid="00517ba3" officeooo:paragraph-rsid="00517ba3" style:font-weight-asian="bold" style:font-weight-complex="bold"/>
    </style:style>
    <style:style style:name="P20" style:family="paragraph" style:parent-style-name="Standard">
      <style:text-properties style:text-underline-style="none" fo:font-weight="bold" officeooo:rsid="0054ef80" officeooo:paragraph-rsid="0055fa07" style:font-weight-asian="bold" style:font-weight-complex="bold"/>
    </style:style>
    <style:style style:name="P21" style:family="paragraph" style:parent-style-name="Standard">
      <style:text-properties style:text-underline-style="none" fo:font-weight="bold" officeooo:rsid="0055ddca" officeooo:paragraph-rsid="0055ddca" style:font-weight-asian="bold" style:font-weight-complex="bold"/>
    </style:style>
    <style:style style:name="P22" style:family="paragraph" style:parent-style-name="Standard">
      <style:text-properties style:text-underline-style="none" fo:font-weight="normal" officeooo:rsid="00097827" officeooo:paragraph-rsid="005daab2" style:font-weight-asian="normal" style:font-weight-complex="normal"/>
    </style:style>
    <style:style style:name="P23" style:family="paragraph" style:parent-style-name="Standard">
      <style:text-properties fo:color="#000000" style:text-position="0% 100%" style:text-underline-style="none" fo:font-weight="bold" officeooo:rsid="0030c543" officeooo:paragraph-rsid="002ac14a" style:font-weight-asian="bold" style:font-weight-complex="bold"/>
    </style:style>
    <style:style style:name="P24" style:family="paragraph" style:parent-style-name="Standard">
      <style:text-properties fo:color="#000000" style:text-position="0% 100%" style:text-underline-style="none" fo:font-weight="bold" officeooo:rsid="0030c543" officeooo:paragraph-rsid="0041aa84" style:font-weight-asian="bold" style:font-weight-complex="bold"/>
    </style:style>
    <style:style style:name="P25" style:family="paragraph" style:parent-style-name="Standard">
      <style:text-properties fo:color="#000000" style:text-position="0% 100%" style:text-underline-style="none" fo:font-weight="bold" officeooo:rsid="004b13f1" officeooo:paragraph-rsid="002ac14a" style:font-weight-asian="bold" style:font-weight-complex="bold"/>
    </style:style>
    <style:style style:name="P26" style:family="paragraph" style:parent-style-name="Standard">
      <style:text-properties fo:color="#000000" style:text-underline-style="none" fo:font-weight="bold" officeooo:rsid="002ac14a" officeooo:paragraph-rsid="002ac14a" style:font-weight-asian="bold" style:font-weight-complex="bold"/>
    </style:style>
    <style:style style:name="P27" style:family="paragraph" style:parent-style-name="Standard">
      <style:text-properties fo:color="#000000" style:text-underline-style="none" fo:font-weight="bold" officeooo:rsid="006847dd" officeooo:paragraph-rsid="006847dd" style:font-weight-asian="bold" style:font-weight-complex="bold"/>
    </style:style>
    <style:style style:name="P28" style:family="paragraph" style:parent-style-name="Standard">
      <style:text-properties fo:color="#000000" style:text-underline-style="none" fo:font-weight="bold" officeooo:rsid="006bde9d" officeooo:paragraph-rsid="006bde9d" style:font-weight-asian="bold" style:font-weight-complex="bold"/>
    </style:style>
    <style:style style:name="P29" style:family="paragraph" style:parent-style-name="Standard">
      <style:text-properties style:text-underline-style="none" fo:font-weight="bold" officeooo:rsid="00081ee6" officeooo:paragraph-rsid="00081ee6" style:font-weight-asian="bold" style:font-weight-complex="bold"/>
    </style:style>
    <style:style style:name="P30" style:family="paragraph" style:parent-style-name="Standard">
      <style:text-properties style:text-underline-style="none" fo:font-weight="bold" officeooo:rsid="00081ee6" officeooo:paragraph-rsid="007c2e35" style:font-weight-asian="bold" style:font-weight-complex="bold"/>
    </style:style>
    <style:style style:name="P31" style:family="paragraph" style:parent-style-name="Standard">
      <style:text-properties style:text-underline-style="none" fo:font-weight="bold" officeooo:rsid="00097827" officeooo:paragraph-rsid="00097827" style:font-weight-asian="bold" style:font-weight-complex="bold"/>
    </style:style>
    <style:style style:name="P32" style:family="paragraph" style:parent-style-name="Standard">
      <style:text-properties style:text-underline-style="none" fo:font-weight="bold" officeooo:rsid="00097827" officeooo:paragraph-rsid="00a02e52" style:font-weight-asian="bold" style:font-weight-complex="bold"/>
    </style:style>
    <style:style style:name="P33" style:family="paragraph" style:parent-style-name="Standard">
      <style:text-properties style:text-underline-style="none" fo:font-weight="bold" officeooo:rsid="00097827" officeooo:paragraph-rsid="00af6b97" style:font-weight-asian="bold" style:font-weight-complex="bold"/>
    </style:style>
    <style:style style:name="P34" style:family="paragraph" style:parent-style-name="Standard">
      <style:text-properties style:text-underline-style="none" fo:font-weight="normal" officeooo:rsid="00097827" officeooo:paragraph-rsid="005daab2" style:font-weight-asian="normal" style:font-weight-complex="normal"/>
    </style:style>
    <style:style style:name="P35" style:family="paragraph" style:parent-style-name="Standard">
      <style:text-properties style:text-underline-style="none" fo:font-weight="normal" officeooo:rsid="00097827" officeooo:paragraph-rsid="00974397" style:font-weight-asian="normal" style:font-weight-complex="normal"/>
    </style:style>
    <style:style style:name="P36" style:family="paragraph" style:parent-style-name="Standard">
      <style:text-properties style:text-underline-style="none" officeooo:rsid="00081ee6" officeooo:paragraph-rsid="00081ee6"/>
    </style:style>
    <style:style style:name="P37" style:family="paragraph" style:parent-style-name="Standard">
      <style:text-properties fo:color="#000000" style:text-underline-style="none" fo:font-weight="bold" officeooo:rsid="006847dd" officeooo:paragraph-rsid="006847dd" style:font-weight-asian="bold" style:font-weight-complex="bold"/>
    </style:style>
    <style:style style:name="P38" style:family="paragraph" style:parent-style-name="Standard">
      <style:text-properties fo:color="#000000" style:text-underline-style="none" fo:font-weight="bold" officeooo:rsid="006b995c" officeooo:paragraph-rsid="006b995c" style:font-weight-asian="bold" style:font-weight-complex="bold"/>
    </style:style>
    <style:style style:name="P39" style:family="paragraph" style:parent-style-name="Standard">
      <style:text-properties fo:color="#000000" style:text-underline-style="none" fo:font-weight="bold" officeooo:rsid="006bde9d" officeooo:paragraph-rsid="006bde9d" style:font-weight-asian="bold" style:font-weight-complex="bold"/>
    </style:style>
    <style:style style:name="P40" style:family="paragraph" style:parent-style-name="Standard">
      <style:text-properties fo:color="#000000" style:text-underline-style="none" fo:font-weight="bold" officeooo:rsid="0093973c" officeooo:paragraph-rsid="0093973c" style:font-weight-asian="bold" style:font-weight-complex="bold"/>
    </style:style>
    <style:style style:name="P41" style:family="paragraph" style:parent-style-name="Standard">
      <style:text-properties fo:color="#000000" style:text-underline-style="none" fo:font-weight="bold" officeooo:rsid="0096c531" officeooo:paragraph-rsid="0096c531" style:font-weight-asian="bold" style:font-weight-complex="bold"/>
    </style:style>
    <style:style style:name="P42" style:family="paragraph" style:parent-style-name="Standard">
      <style:text-properties fo:color="#000000" style:text-underline-style="none" fo:font-weight="bold" officeooo:rsid="00974397" officeooo:paragraph-rsid="00974397" style:font-weight-asian="bold" style:font-weight-complex="bold"/>
    </style:style>
    <style:style style:name="P43" style:family="paragraph" style:parent-style-name="Standard">
      <style:text-properties fo:color="#000000" style:text-underline-style="none" fo:font-weight="bold" officeooo:rsid="009b97bb" officeooo:paragraph-rsid="009b97bb" style:font-weight-asian="bold" style:font-weight-complex="bold"/>
    </style:style>
    <style:style style:name="P44" style:family="paragraph" style:parent-style-name="Standard">
      <style:text-properties fo:color="#000000" style:text-underline-style="none" fo:font-weight="bold" officeooo:rsid="009e7445" officeooo:paragraph-rsid="009e7445" style:font-weight-asian="bold" style:font-weight-complex="bold"/>
    </style:style>
    <style:style style:name="P45" style:family="paragraph" style:parent-style-name="Standard">
      <style:text-properties fo:color="#000000" style:text-underline-style="none" fo:font-weight="bold" officeooo:rsid="00a1cc1b" officeooo:paragraph-rsid="00a1cc1b" style:font-weight-asian="bold" style:font-weight-complex="bold"/>
    </style:style>
    <style:style style:name="P46" style:family="paragraph" style:parent-style-name="Standard">
      <style:text-properties fo:color="#000000" style:text-underline-style="none" fo:font-weight="bold" officeooo:rsid="00a42b33" officeooo:paragraph-rsid="00a42b33" style:font-weight-asian="bold" style:font-weight-complex="bold"/>
    </style:style>
    <style:style style:name="P47" style:family="paragraph" style:parent-style-name="Standard">
      <style:text-properties fo:color="#000000" style:text-underline-style="none" fo:font-weight="bold" officeooo:rsid="00a6b947" officeooo:paragraph-rsid="00a6b947" style:font-weight-asian="bold" style:font-weight-complex="bold"/>
    </style:style>
    <style:style style:name="P48" style:family="paragraph" style:parent-style-name="Standard">
      <style:text-properties fo:color="#000000" style:text-underline-style="none" fo:font-weight="bold" officeooo:rsid="00ad3a9f" officeooo:paragraph-rsid="00ad3a9f" style:font-weight-asian="bold" style:font-weight-complex="bold"/>
    </style:style>
    <style:style style:name="P49" style:family="paragraph" style:parent-style-name="Standard">
      <style:text-properties fo:color="#000000" style:text-underline-style="none" fo:font-weight="bold" officeooo:rsid="00af6b97" officeooo:paragraph-rsid="00af6b97" style:font-weight-asian="bold" style:font-weight-complex="bold"/>
    </style:style>
    <style:style style:name="T1" style:family="text">
      <style:text-properties officeooo:rsid="00129eb4"/>
    </style:style>
    <style:style style:name="T2" style:family="text">
      <style:text-properties officeooo:rsid="00162190"/>
    </style:style>
    <style:style style:name="T3" style:family="text">
      <style:text-properties officeooo:rsid="00212ebc"/>
    </style:style>
    <style:style style:name="T4" style:family="text">
      <style:text-properties officeooo:rsid="002ac14a"/>
    </style:style>
    <style:style style:name="T5" style:family="text">
      <style:text-properties fo:color="#000000"/>
    </style:style>
    <style:style style:name="T6" style:family="text">
      <style:text-properties fo:color="#000000" officeooo:rsid="002ac14a"/>
    </style:style>
    <style:style style:name="T7" style:family="text">
      <style:text-properties fo:color="#000000" officeooo:rsid="002df3e8"/>
    </style:style>
    <style:style style:name="T8" style:family="text">
      <style:text-properties fo:color="#000000" officeooo:rsid="002eefab"/>
    </style:style>
    <style:style style:name="T9" style:family="text">
      <style:text-properties fo:color="#000000" style:text-position="super 58%" officeooo:rsid="0044c6e9"/>
    </style:style>
    <style:style style:name="T10" style:family="text">
      <style:text-properties fo:color="#000000" style:text-position="0% 100%" officeooo:rsid="002eefab"/>
    </style:style>
    <style:style style:name="T11" style:family="text">
      <style:text-properties fo:color="#000000" style:text-position="0% 100%" officeooo:rsid="0030c543"/>
    </style:style>
    <style:style style:name="T12" style:family="text">
      <style:text-properties fo:color="#000000" style:text-position="0% 100%" officeooo:rsid="003430bf"/>
    </style:style>
    <style:style style:name="T13" style:family="text">
      <style:text-properties fo:color="#000000" style:text-position="0% 100%" officeooo:rsid="00362042"/>
    </style:style>
    <style:style style:name="T14" style:family="text">
      <style:text-properties fo:color="#000000" style:text-position="0% 100%" officeooo:rsid="0040fb00"/>
    </style:style>
    <style:style style:name="T15" style:family="text">
      <style:text-properties fo:color="#000000" style:text-position="0% 100%" officeooo:rsid="0041aa84"/>
    </style:style>
    <style:style style:name="T16" style:family="text">
      <style:text-properties fo:color="#000000" style:text-position="0% 100%" officeooo:rsid="0042e0b7"/>
    </style:style>
    <style:style style:name="T17" style:family="text">
      <style:text-properties fo:color="#000000" style:text-position="0% 100%" officeooo:rsid="00438e35"/>
    </style:style>
    <style:style style:name="T18" style:family="text">
      <style:text-properties fo:color="#000000" style:text-position="0% 100%" officeooo:rsid="0044c6e9"/>
    </style:style>
    <style:style style:name="T19" style:family="text">
      <style:text-properties fo:color="#000000" style:text-position="0% 100%" officeooo:rsid="004b13f1"/>
    </style:style>
    <style:style style:name="T20" style:family="text">
      <style:text-properties fo:color="#000000" style:text-position="0% 100%" officeooo:rsid="004cb92e"/>
    </style:style>
    <style:style style:name="T21" style:family="text">
      <style:text-properties fo:color="#000000" style:text-position="sub 58%" officeooo:rsid="00713472"/>
    </style:style>
    <style:style style:name="T22" style:family="text">
      <style:text-properties officeooo:rsid="003e006b"/>
    </style:style>
    <style:style style:name="T23" style:family="text">
      <style:text-properties officeooo:rsid="004d84c2"/>
    </style:style>
    <style:style style:name="T24" style:family="text">
      <style:text-properties officeooo:rsid="004e5f94"/>
    </style:style>
    <style:style style:name="T25" style:family="text">
      <style:text-properties officeooo:rsid="0051c1cb"/>
    </style:style>
    <style:style style:name="T26" style:family="text">
      <style:text-properties officeooo:rsid="0055fa07"/>
    </style:style>
    <style:style style:name="T27" style:family="text">
      <style:text-properties officeooo:rsid="005eb934"/>
    </style:style>
    <style:style style:name="T28" style:family="text">
      <style:text-properties officeooo:rsid="0062e092"/>
    </style:style>
    <style:style style:name="T29" style:family="text">
      <style:text-properties officeooo:rsid="006b995c"/>
    </style:style>
    <style:style style:name="T30" style:family="text">
      <style:text-properties officeooo:rsid="007b0b7e"/>
    </style:style>
    <style:style style:name="T31" style:family="text">
      <style:text-properties officeooo:rsid="007d133b"/>
    </style:style>
    <style:style style:name="T32" style:family="text">
      <style:text-properties officeooo:rsid="008b6a5e"/>
    </style:style>
    <style:style style:name="T33" style:family="text">
      <style:text-properties officeooo:rsid="008d6a55"/>
    </style:style>
    <style:style style:name="T34" style:family="text">
      <style:text-properties officeooo:rsid="0093973c"/>
    </style:style>
    <style:style style:name="T35" style:family="text">
      <style:text-properties officeooo:rsid="00985d31"/>
    </style:style>
    <style:style style:name="T36" style:family="text">
      <style:text-properties officeooo:rsid="009b97bb"/>
    </style:style>
    <style:style style:name="T37" style:family="text">
      <style:text-properties officeooo:rsid="00ad3a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aly [9] found</text:p>
      <text:p text:style-name="P1">out in a study that more than seven colors lead to reduced performance</text:p>
      <text:p text:style-name="P1">in accurately and rapidly detecting the colors</text:p>
      <text:p text:style-name="P1">C. G. Healey. Choosing effective colours for data visualization. In Pro-</text:p>
      <text:p text:style-name="P1">ceedings of the 7th conference on Visualization ’96, pages 263–ff., San</text:p>
      <text:p text:style-name="P1">Francisco, Ca., United States, 1996. IEEE Computer Society Press.</text:p>
      <text:p text:style-name="P1">数据聚类可视化分析工具</text:p>
      <text:p text:style-name="P1"/>
      <text:p text:style-name="P2">摘要</text:p>
      <text:p text:style-name="P30"><text:tab/>在大数据爆发的信息时代，数据正变得有价值，专家们已经研究出许多方法可以在数据中挖掘出有价值的的信息，其中聚类作为一个被广泛使用的非监督学习方法，可以有效的将数据基于相似性聚合到一起，获得数据的结构化特征。在聚类的过程中，数据分析人员往往需要挑选合适的算法，尝试不同的参数来找到更好的聚类方案，然而，数据分析人员缺乏了一种可以快速聚类可视化、交互式、界面友好的工具 ，针对此需求，我们开发了本工具<text:span text:style-name="T31">C，</text:span>致力于简化数据分析人员在聚类过程中所需要的操作，使其更有效的对数据聚类，提高数据分析人员的对数据聚类的速度<text:span text:style-name="T30">。C是一个基于Web的聚类可视化分析工具，支持高维数据降维和聚类，为探索降维和聚类后的数据结构提供了可视化支持，并在交互式处理数据方面提供了友好的用户界面，具备数据动态变化效果，方便用户追踪数据变化、探寻不同维度之间相关性和不同维度对聚类或降维的影响，其中，使用的前向投影和Brushing and linking技术是实现交互式操作的基础。</text:span></text:p>
      <text:p text:style-name="P2">关键字</text:p>
      <text:p text:style-name="P1">聚类、数据可视化，降维、热图、散点图</text:p>
      <text:p text:style-name="P3">引言</text:p>
      <text:p text:style-name="P35"><text:tab/><text:span text:style-name="T27">聚类这个术语最早被Tryon[20]使用 ，</text:span>聚类是一个基于数据之间的相似性或者按照距离远近，自动地将更相似的或者离得比较近的无标签数据聚合在一起的过程，最终能使整个数据集被划分成互不相交的几个集合的，在每个集合中的数据要比集合之间的数据更要相似，数据分析人员通过聚类这一简单的操作，可以找出数据中隐藏的某种结构<text:span text:style-name="T27">。然而，聚类虽然是比较流行的一种非监督学习方法，但是聚类过程并不像运行一遍算法那样简单，数据分析人员不光要选择适合的算法，为了找到合适的聚类方案，往往还需要尝试不同的参数，时刻了解聚类结果。这个过程简单地看来类似于做实验，不断的尝试新的参数，验证猜想，但是，聚类结果的好坏并不能通过数据直接反映出来，这时候，我们经常采用的一种方法就是可视化技术。可视化技术在数据分析中是非常受欢迎的一种解读信息方式，它可以将信息用颜色和图形元素编码在视觉上表达出来，使数据分析人员非常直观地感受到数据中有价值的信息，发现数据分布的特点，找到数据内的结构特征。</text:span></text:p>
      <text:p text:style-name="P22"><text:tab/>目前，已经有许多优秀的数据可视化工具，比如有需要依赖某种编程语言可视化的<text:span text:style-name="T28">Matlab，R和python，也有可以直接导入数据可视化的WebDataRocks和Goole Charts，这些工具可以有效的可视化信息，满足我们大部分需求，但是这些工具并未针对聚类可视化做优化，不具有使数据分析人员快速聚类并可视化分析的功能。我们希望数据分析人员在聚类可视化分析中，能够快速的聚类数据、清晰到观察聚类结果，在交互式操作中，可以轻松获取数据的特征和结构等信息，为此，我开发了本工具。工具在快速聚类、可视化、交互和数据统计四个方面进行了设计，引入了excel表格来显示原生数据、散点图和热图来显示聚类结果、直方图和表格来显示统计的数据，为了使用户清晰的追踪到数据变化，提高用户交互分析数据的体验，工具使用了brushing and linking技术，可以让不同视图中的数据变化实时反映在其他视图上。</text:span></text:p>
      <text:p text:style-name="P22"/>
      <text:p text:style-name="P3">相关工作</text:p>
      <text:p text:style-name="P3"><text:tab/>本工具的实现离不开早期有关聚类可视化的研究，聚类和数据降维采用了已有的比较成熟的算法，在可视化方式上借助了数据分析工作中经常使用的散点图和热图。</text:p>
      <text:p text:style-name="P3"/>
      <text:p text:style-name="P3">聚类可视化工具</text:p>
      <text:p text:style-name="P3"><text:tab/>按照格式塔理论<text:span text:style-name="T32">[3]</text:span>，人类的眼睛会自动的将具有相似性的对象进行聚类，通过人机交互，可以充分的利用人类的感知、推理以及知识，将图形符号所呈现来的数据结构特征及关联特征转化为可利用的、<text:soft-page-break/>有用的信息，所以，在聚类分析的早期阶段，就已经有科研人员进行聚类和可视化技术结合的相关研究，并在数据的可视化方式上，有许多不同的尝试。第一种可视化数据的方式是采用树形图，比如<text:span text:style-name="T33">J.Seo和B.Shneiderman等人开发的Hierarchical Clustering Explorer(HCE)[2]。HCE属于较早的一批使用了可视化技术的聚类分析工具，它使用了树形图和热图来编码基因数据的分层聚类的结果，树形图可以有效的展示不同簇之间的距离，但是树形图的可视化方式受限于屏幕和像素分辨率的大小，对于大数据的分析不太友好。第二种是采用平行坐标[11,17]，平行坐标在保留数据的高维特性上弥补了树形图的不足，在探索不同特征之间的相关性上非常有用，但是一方面对于许多用户来说，理解平行坐标仍然存在一些困难，另一方面，Holten[18]的研究表明，平行坐标在可视化多个类的时候表现的不太好。此外，还有散点图[4]和RadViz[25]方法被用来可视化聚类算法的结果。</text:span></text:p>
      <text:p text:style-name="P32"><text:tab/>由于<text:span text:style-name="T36">人类的视觉系统并不擅长比对不同视图中的元素，</text:span>研究人员提出了许多技术来比对不同算法产生的聚类结果<text:span text:style-name="T36">[10, 29, 34, 37]，DICON[10]精心设计了聚类图标来编码多个数据属性和统计信息，Van Long和Linsen[20]使用不同颜色在一个平行坐标中显示聚类树和精确值之间的关系，HCE和XCluSim[5]支持基因数据聚类结果的比对。</text:span></text:p>
      <text:p text:style-name="P33"><text:tab/>支持交互功能的可视化工具可以使数据分析人员更有效的完成数据分析工作，在聚类可视化分析工具的发展中，融入交互功能早已成为了研究人员的热门研究方向。<text:span text:style-name="T34">Matchmaker[2]依赖[37]提供的技术实现了通过分组数据维度来修改簇的功能。Henry的NodeTrix[16]支持用户选择和分组节点来生成一个邻接矩阵，高亮相关的模式。ClusterSculptor[30]和Cluster Sculptor [8]提供了有效的操作框架可以使用户合并、拆分和重新组织生成的簇。Schreck[35]则提出了借助用户的反馈信息来对数据更好的聚类。Sacha[6]等人开发的有关犯罪分析的工具能使用户交互的改变数据维度的权值。<text:tab/></text:span></text:p>
      <text:p text:style-name="P33"><text:span text:style-name="T34"><text:tab/>ClustVis[26]和ClusterEasy相似，是一个支持PCA和聚类热图可视化的web项目，但是ClustVis不具备交互分析功能。ClusterEasy在可视化方式上采用了散点图和热图的组合，为了将高维数据投影到二维空间，ClusterEasy引入了PCA和MDS等降维算法，聚类算法则使用了比较受欢迎的Kmeans，并对降维或者聚类后的数据用丰富颜色和图形编码。此外，ClusterEasy注重于满足用户交互式分析数据的需求，在追踪数据变化和数据统计方面提供了支持。</text:span></text:p>
      <text:p text:style-name="P3"/>
      <text:p text:style-name="P3"/>
      <text:p text:style-name="P3"><text:tab/></text:p>
      <text:p text:style-name="P3"/>
      <text:p text:style-name="P3"><text:tab/></text:p>
      <text:p text:style-name="P3"><text:tab/>本工具致力于为数据分析人员在聚类可视化方面提供可交互式<text:span text:style-name="T23">、便于使用、界面友好、高效的体验，减少数据分析人员的工作量，提高工作效率。</text:span></text:p>
      <text:p text:style-name="P3">设计理念</text:p>
      <text:p text:style-name="P18">1. 显示簇之间的差异 聚类有助于基于相似性来分组数据点<text:span text:style-name="T24">，使用户在减少认知负荷的同时发现数据中显著的结构。然而，在簇中各个数据点之间差异丢失了。ClusterEasy有着协调的视图-表格、投影和聚类，有利于探索不同粒度数据点间的差异。投影视图负责将通过维度缩减，缩减到二维的数据可视化到散点图中，从而提供高维数据点之间相似性的连续空间视图。</text:span></text:p>
      <text:p text:style-name="P19">2. 快速调参聚类 聚类分析是一个不断调参的过程<text:span text:style-name="T25">，在这个过程中，数据分析人员往往要不断的试探不同的参数，试验自己的猜想，找到最优的聚类方案，就聚类来说，数据分析人员可能想要知道把数据集划分成多少簇是合适的，还可能想要了解数据集中不同特征对聚类的影响，本工具在设计过程中考虑到了用户想快速调参的需求，并将据聚类过程中用到的各个参数的设置接口，直观的呈现在界面上，让用户像点击鼠标那样简单而轻松的完成聚类过程。</text:span></text:p>
      <text:p text:style-name="P20">3. 直观的视觉编码 作为一款可视化工具，能够简单有效的用颜色编码信息是必不可少的<text:span text:style-name="T26">，优秀的颜色搭配方案能</text:span>提供给用户简单明了的视觉感受<text:span text:style-name="T26">，让用户可以直观地观察到并理解要表达的信息，本工具中，散点图和聚类热图作为聚类信息的输出窗口，需要用不同的颜色来标记不同的簇，所以颜色搭配上要协调不突兀、且颜色变化能明显区分簇，保证向用户传递的信息一目了然。</text:span></text:p>
      <text:p text:style-name="P21">4. 完整的功能 </text:p>
      <text:p text:style-name="P3"/>
      <text:p text:style-name="P3">视图</text:p>
      <text:p text:style-name="P3"><text:soft-page-break/><text:tab/>为了使数据分析人员对数据更好的完成聚类工作，本工具提供了以下几个视图接口。</text:p>
      <text:p text:style-name="P4">1. <text:s/>原生表格。原生表格支持数据的浏览、编辑、过滤和排序，以<text:span text:style-name="T1">Excel表格的形式显示最原始的数据，</text:span>是用户导入数据后最先看到的接口，<text:span text:style-name="T1">带给数据分析人员熟悉的体验。</text:span></text:p>
      <text:p text:style-name="P5">2. 投影视图。在聚类的过程中，数据分析人员往往要处理的数据往往是高维的，这些数据无法直接以图形编码的方式显示出来，所以本工具提供了维度缩减的功能，可以将高维数据通过PCA或者MDS算法降到两维，并通过散点图的形式显示出来。对于聚类完成后的数据，会以不同的颜色显示，使用户对聚类信息有一个直观的视觉感受。</text:p>
      <text:p text:style-name="P5">3. 聚类视图。聚类热图负责显示当前的聚类结果。热图的每一行对应于原数据中的特征值，每一列对应于数据聚类之后的簇，同时，列按照簇的大小由大到小排列，列名对应为簇的大小，列名的背景颜色和散点图中簇的颜色对应，热图的单元格的颜色编码由每一簇中不同特征值所对应数据的平均值的大小决定。为了让用户方便的调整聚类数量，在聚类热图的上方设置了一个滑动条，可实时通过滑动条改变聚类方案。此外，用户可通过点击选取同一行不同列的两个单元格，来对两个簇中同一特征下的数据进行方差分析，分析的结果在数据统计视图显示。</text:p>
      <text:p text:style-name="P16">4. 数据统计视图。数据统计视图由两部分组成，一部分是用来显示对聚类数据进行单因素方差分析后的结果，该结果包括<text:span text:style-name="T2">F值、p值和效应量，以表格的形式显示给用户；第二个部分用来显示原生数据中每对特征值之间的相关系数，该结果以直方图的形式呈现给用户，其中，直方图的y坐标值是由两个特征名组成的，这两个特征名所对应的柱状图表征相关系数的大小，并对y值按照对应的相关系数大小由上到下排序显示。</text:span></text:p>
      <text:p text:style-name="P17">5. 编辑视图。编辑视图既是表格的一部分，也是表格与散点图数据联动的接口。在此视图中有两种编辑数据的方式，分别是正常模式和区间模式，正常模式中用户可以赋予数据一个新的精确值，并在散点图上观察到一条直线表示的数据变化；区间模式中，用户需要设定两个值，k值和c值来设定一个区间，假设当前值为<text:span text:style-name="T22">v，这个值所在的那列特征值的标准差为t，那</text:span>这个区间表示为<text:span text:style-name="T22">[v-kt, v+kt]，并以步长c在区间上取值，绘制到散点图上的一条直线上，来显示该点的变化。</text:span></text:p>
      <text:p text:style-name="P6"/>
      <text:p text:style-name="P6">交互</text:p>
      <text:p text:style-name="P6">1. <text:s/>特征值的隐藏与显示，删除与添加。数据中不同的特征值可能会对数据的的降维或者聚类产生不同的影响，这时候，找到对降维和聚类有重要影响的的特征值就比较重要。用户选择隐藏某一列或某几列后对数据进行投影或聚类，可以在散点图上清晰的看到数据变化，如果隐藏的特征值对数据的投影或聚类没有产生明显的影响，用户可以通过删除该特征值达到减少数据维度的目的。</text:p>
      <text:p text:style-name="P9">2. 行的添加与删除。用户在聚类过程中可以添加新的数据点，也可以将觉得不重要的数据点删除掉。</text:p>
      <text:p text:style-name="P7"><text:span text:style-name="T3">3</text:span>. <text:s/>数据的过滤。用户可以选择多种过滤数据过滤方式，包括相等、包含、不包含、不相等、开始于和结束于，且支持“与”和“或”操作，可以快速的将目标数据呈现出来，供用户编辑。</text:p>
      <text:p text:style-name="P8"><text:span text:style-name="T3">4</text:span>. 关联更新技术。本工具的设计目标之一就是提供给用户极佳的交互体验，使用户可以迭代地完成数据的聚类操作，其中，关联更新技术是实现交互功能的基础。用户通过观察散点图，可能会对某个点的数据产生兴趣，这时，只要双击该数据点，表格就会以高亮数据点的方式帮你定位并显示出来。如果用户想分析该点数据中的特征值会对数据的投影和聚类产生的影响，可以通过双击该数据点的相应特征值对应的单元格，在弹出的编辑视图中改变数据，并在散点图上通过一条直线来观察到该数据点的移动，通过移动的大小和方向，我们可以得知该特征值对聚类产生的影响。</text:p>
      <text:p text:style-name="P10">5. 数据的保存。数据支持多种导出方式，包括csv格式文件、pdf文件和excel格式文件。</text:p>
      <text:p text:style-name="P10"/>
      <text:p text:style-name="P10">降维</text:p>
      <text:p text:style-name="P11"><text:tab/>降维可以把高维空间的数据投影到低维空间，同时，被降维后的数据仍然保持着数据在高维空间中相似的某种内部联系。在可视化过程中，由于数据大多是高维的，我们不能直接从视觉上观察到聚类之后的结果，只能通过降维这种方法将数据投影到三维或者二维空间。</text:p>
      <text:p text:style-name="P12"><text:tab/>降维操作除了用于可视化之外，还可用于去除冗余特征、加快计算速度、减少存储空间等，所以对于降维算法的研究始终是一个热门领域，目前，有非常多的效果显著的优秀降维算法供我们选择使用，比如主成分分析（<text:span text:style-name="T4">PCA</text:span>），<text:span text:style-name="T6">Classical Multidimensional Scaling（CMDS），non – 多维数字缩放（MDS），Isomap，局部线性嵌入（LLE）和t分布随机邻域嵌入（t-S</text:span><text:span text:style-name="T5">NE）。其中，</text:span><text:span text:style-name="T7">PCA算法在机</text:span><text:soft-page-break/><text:span text:style-name="T7">器学习中经常被使用，所以，在设计本工具时，我选用了PCA算法用作数据的降维，PCA将高维空间中的数据线性变换到低维空间，低维空间中的坐标为方差最大的几个主成分。为了在二维平面上可视化数据，我们需要通过</text:span><text:span text:style-name="T8">PCA找到数据中方差最大的两个主成分e</text:span><text:span text:style-name="T21">0</text:span><text:span text:style-name="T10">和e</text:span><text:span text:style-name="T21">1</text:span><text:span text:style-name="T10">，并将数据线性变换到二维空间显示在散点图上。虽然可以有效的降维数据，但是</text:span><text:span text:style-name="T11">PCA并不能告诉我们生成的两个主成分的意义，以及和特征变量的关系，为了弥补降维算法的不足，帮助用户挖掘数据之间的联系，工具引入了前向投影的方法，使用户编辑数据时，可以通过观察散点图上数据点的实时变化，对数据特征值的重要性有一个大体的推断。</text:span></text:p>
      <text:p text:style-name="P23"/>
      <text:p text:style-name="P23">前向投影</text:p>
      <text:p text:style-name="P14"><text:span text:style-name="T11"><text:tab/>前向投影是实现交互功能的技术之一，当用户在编辑视图中尝试修改数据时，该数据点所发生的变化，包括</text:span><text:span text:style-name="T14">移动方向和距离大小，会清晰的的</text:span><text:span text:style-name="T11">在散点图上</text:span><text:span text:style-name="T14">呈现给用户，使用户在与数据的交互中，了解所修改数据的特征与聚类后各个簇的关系，所修改数据的大小与数据点移动距离的关系</text:span><text:span text:style-name="T11">。</text:span></text:p>
      <text:p text:style-name="P14"><text:span text:style-name="T11"><text:tab/>前向投影技术的实现离不开out-of-sample extension</text:span><text:span text:style-name="T15">[ ]，</text:span><text:span text:style-name="T11">借助于out-of-sample extension，</text:span><text:span text:style-name="T16">PCA和MDS算法可以将已有的计算结果，直接应用到新的数据点，并将新数据点投影到低维空间，而无须再重新计算整个数据集，整个过程类似于深度学习中的模型的训练和使用，在使用模型时，不需要重新计算模型。所以，前向投影使得数据的变化可以实时渲染到散点图，并和其他未改变的数据形成鲜明的对比。</text:span></text:p>
      <text:p text:style-name="P15"><text:span text:style-name="T16"><text:tab/>由于</text:span><text:span text:style-name="T17">PCA和MDS算法的计算原理不同，</text:span><text:span text:style-name="T16">Out-</text:span><text:span text:style-name="T17">of-sample extension在实施时，有不同的实现方法。在PCA中，y为新数据点x在低维空间的投影坐标，则y </text:span><text:span text:style-name="T18">= x[e</text:span><text:span text:style-name="T9">0</text:span><text:span text:style-name="T18"> e</text:span><text:span text:style-name="T9">1</text:span><text:span text:style-name="T18">]，其中[e</text:span><text:span text:style-name="T9">0</text:span><text:span text:style-name="T18"> e</text:span><text:span text:style-name="T9">1</text:span><text:span text:style-name="T18">]是我们已经计算好的主成分组成的向量。在MDS中，</text:span></text:p>
      <text:p text:style-name="P24"/>
      <text:p text:style-name="P24"/>
      <text:p text:style-name="P23">视觉编码</text:p>
      <text:p text:style-name="P12"><text:span text:style-name="T11"><text:tab/>可视化是一个将信息用颜色编码，让用户通过观察多种颜色搭配从视觉上来了解信息的过程。在颜色搭配的过程中，既要注意各种颜色的差异性，使表达的信息一目了然，又要注意各种颜色的的协调性，使用户不能感到突兀，且使信息表达的更加完善和优雅，所以，颜色的编码是用户获取信息的关键，本工具在设计过程中并没有简单的使用随机数生成的方式来生成不同的颜色标记不同的簇，而是使用了</text:span><text:span text:style-name="T19">HSV和黄金比例来生成协调且对比鲜明的颜色搭配方案。</text:span></text:p>
      <text:p text:style-name="P25"><text:tab/>和常见的RGB相似，HSV也是由三部分组成，其中，H代表色相，即颜色种类，S代表饱和度，指颜色的纯度，V代表明度，即亮度。HSV弥补了RGB有时候会生成太暗或者太亮的颜色这一缺陷，我们只需要固定HSV中的纯度和明度两个参数，只修改色相值就可以获得可读性更高的颜色搭配方案。</text:p>
      <text:p text:style-name="P12"><text:span text:style-name="T19">接下来</text:span><text:span text:style-name="T20">，我们的目标是让颜色互相之间离得不那么近，以便人眼可以更直观的观察到颜色差异，使颜色分配的比较均匀的一种方法是使用黄金分割比例。</text:span></text:p>
      <text:p text:style-name="P23">性能</text:p>
      <text:p text:style-name="P23"/>
      <text:p text:style-name="P23">数据报告</text:p>
      <text:p text:style-name="P23"/>
      <text:p text:style-name="P23">取样</text:p>
      <text:p text:style-name="P23"/>
      <text:p text:style-name="P23">系统信息</text:p>
      <text:p text:style-name="P13"><text:span text:style-name="T11"><text:tab/>在设计工具时，考虑到平台兼容性和数据计算时的性能问题，我采用了客户端和服务器这一模型，并将该工具做成一个web项目，前端作为接口只负责和用户的交互，后端则负责要求比较高的数据计算，这样对用户来说，不用考虑硬件条件。在前端的构建过程中，用到了ag-grid.</text:span><text:span text:style-name="T12">js[1]、</text:span><text:span text:style-name="T13">vue.js[2]、echarts.js[3]等js库，分别用来实现表格、交互、散点图和热图功能。后端部分使用了spring mvc技术，tomcat作服务器，由于python在数据处理方面有着丰富的第三方库，所以借助于pytorch、numpy、scipy，实现了聚类、投影和数据统计三大模块 ，并通过java调用python脚本来处理数据。</text:span></text:p>
      <text:p text:style-name="P26"><text:tab/></text:p>
      <text:p text:style-name="P27"><text:soft-page-break/>引用</text:p>
      <text:p text:style-name="P27"><text:span text:style-name="T29">[1] </text:span>J. Seo and B. Shneiderman. Interactively exploring hierarchical clustering</text:p>
      <text:p text:style-name="P27">results [gene identification]. Computer, 35(7):80–86, jul 2002.</text:p>
      <text:p text:style-name="P40">[2] A. Lex, M. Streit, C. Partl, K. Kashofer, and D. Schmalstieg. Comparative analysis of multidimensional, quantitative data. IEEE Trans. Visual. Comput. Graphics, 16(6):1027–1035, nov 2010. doi: 10.1109/tvcg.2010.138</text:p>
      <text:p text:style-name="P40">[37] J. Seo and B. Shneiderman. Interactively exploring hierarchical clustering results [gene identification].Computer, 35(7):80–86, jul 2002.</text:p>
      <text:p text:style-name="P40">[30] E. J. Nam, Y. Han, K. Mueller, A. Zelenyuk, and D. Imre. Cluster Sculptor: A visual analytics tool for high-dimensional data. In Proc. IEEE VAST’07, 2007.</text:p>
      <text:p text:style-name="P40">[8] P. Bruneau, P. Pinheiro, B. Broeksema, and B. Otjacques. Cluster sculptor, an interactive visual clustering system. Neurocomputing, 150:627–644, 2015.</text:p>
      <text:p text:style-name="P41">[35] T. Schreck, J. Bernard, T. von Landesberger, and J. Kohlhammer. Visual cluster analysis of trajectory data with interactive kohonen maps. Information Visualization,8(1):14–29, 2009.</text:p>
      <text:p text:style-name="P42">[20] R. Tryon and D. Bailey. Cluster Analysis. McGraw-Hill, 1970.</text:p>
      <text:p text:style-name="P42">[3] Arnheim R. The Gestalt theory of expression[J]. Psychological Review, 1949, 56(3): 156-171</text:p>
      <text:p text:style-name="P42"><text:span text:style-name="T35">[11] </text:span>A. Inselberg, B. Dimsdale, "Parallel Coordinates: A tool for visualizing multi-dimensional geometry," IEEE Vis, pp. 361-378, 1990.</text:p>
      <text:p text:style-name="P43">[10]N. Cao, D. Gotz, J. Sun, and H. Qu. Dicon: Interactive visual analysis of multidimensional clusters. IEEE Transactions on Visualization and Computer Graphics, 17(12):2581–2590, Dec 2011.</text:p>
      <text:p text:style-name="P38">[<text:span text:style-name="T36">29</text:span>] A. Lex, M. Streit, C. Partl, K. Kashofer, and D. Schmalstieg. Comparative analysis of multidimensional, quantitative data. IEEE Trans. Visual. Comput. Graphics, 16(6):1027–1035, nov 2010. doi: 10.1109/tvcg.2010.138</text:p>
      <text:p text:style-name="P28">[<text:span text:style-name="T36">3</text:span>4] S. L’Yi, B. Ko, D. Shin, Y.-J. Cho, J. Lee, B. Kim, and J. Seo. XCluSim: a visual analytics tool for interactively comparing multiple clustering results of bioinformatics data. BMC Bioinformatics, 16(11):1–15, 2015.</text:p>
      <text:p text:style-name="P28">[<text:span text:style-name="T36">37</text:span>] A. Pilhofer, A. Gribov, and A. Unwin. Comparing clusterings using bertin’s idea. IEEE Trans. Visual. Comput. Graphics, 18(12):2506–2515, dec 2012.</text:p>
      <text:p text:style-name="P44">[4] N. Elmqvist, P. Dragicevic, and J. Fekete. Rolling the dice: multidimensional visual exploration using scatterplot matrix navigation. IEEE Transactions on Visualization and Computer Graphics, 14(6):1141–1148, 2008.</text:p>
      <text:p text:style-name="P44">[25] L. Nováková and O. Štepánková. Multidimensional clusters in RadViz. In Proceedings of WSEAS International Conference on Simulation, Modelling and Optimization, pages 470–475, 2006.</text:p>
      <text:p text:style-name="P45">[20] T. V. Long and L. Linsen. MultiClusterTree: interactive visual exploration of hierarchical clusters in multidimensional multivariate data.Computer Graphics Forum, 28(3):823–830, 2009.</text:p>
      <text:p text:style-name="P46">[5] S. L’Yi, B. Ko, D. Shin, Y.-J. Cho, J. Lee, B. Kim, and J. Seo. XCluSim: a visual analytics tool for interactively comparing multiple clustering results of bioinformatics data.BMC Bioinformatics, 16(11):1–15, 2015.</text:p>
      <text:p text:style-name="P46">[6] D. Sacha, M. Kraus, J. Bernard, M. Behrisch, T. Schreck, Y. Asano,and D. A. Keim. Somflow: Guided exploratory cluster analysis with self-organizing maps and analytic provenance. IEEE Transactions on Visualization and Computer Graphics, 24(1):120–130, 2018.</text:p>
      <text:p text:style-name="P47">[9] T. Metsalu and J. Vilo. Clustvis: a web tool for visualizing clustering of multivariate data using principal component analysis and heatmap. Nucleic acids research, 43(W1):W566–W570, 2015.</text:p>
      <text:p text:style-name="P48">[18] D. Holten and J. Van Wijk. Evaluation of cluster identification performance for different PCP variants. Computer Graphics Forum, 29(3):793–802, 2010.</text:p>
      <text:p text:style-name="P49"><text:soft-page-break/>[16] N. Henry, J.-D. Fekete, and M. J. McGuffin. Nodetrix: a hybrid visu-alization of social networks. IEEE Transactions on Visualization and Computer Graphics, 13(6):1302–1309, 2007.</text:p>
      <text:p text:style-name="P28"/>
      <text:p text:style-name="P28"/>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5:40:24.661830224</meta:creation-date>
    <dc:date>2019-04-10T20:32:12.242593172</dc:date>
    <meta:editing-duration>PT11H49M33S</meta:editing-duration>
    <meta:editing-cycles>16</meta:editing-cycles>
    <meta:generator>LibreOffice/6.1.5.2$Linux_X86_64 LibreOffice_project/10$Build-2</meta:generator>
    <meta:document-statistic meta:table-count="0" meta:image-count="0" meta:object-count="0" meta:page-count="6" meta:paragraph-count="82" meta:word-count="6448" meta:character-count="10590" meta:non-whitespace-character-count="9994"/>
  </office:meta>
</office:document-meta>
</file>